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97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icateur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combinaison.d.arborescence</text:p>
          </table:table-cell>
          <table:table-cell office:value-type="string" calcext:value-type="string">
            <text:p>itinéraires..résultats.agrégés.</text:p>
          </table:table-cell>
          <table:table-cell office:value-type="string" calcext:value-type="string">
            <text:p>itinéraires..résultats.détaillés.</text:p>
          </table:table-cell>
        </table:table-row>
        <table:table-row table:style-name="ro1">
          <table:table-cell office:value-type="string" calcext:value-type="string">
            <text:p>décomposition des distances par mod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écomposition des temps par mod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stance total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ure d’arrivée au dernier arrê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ure de départ du premier arrê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iste d’arrêts de correspondanc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iste d’arrêts desserv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ste des lignes emprunté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des de transport utilisé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mbre de changements d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correspondanc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d’attente tot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mps de parcours du premier au dernier arrê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mps tot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6.0.6.2$Windows_X86_64 LibreOffice_project/0c292870b25a325b5ed35f6b45599d2ea4458e77</meta:generator>
  </office:meta>
</office:document-meta>
</file>